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List_20_Paragraph" style:list-style-name="WWNum2"/>
    <style:style style:name="P4" style:family="paragraph" style:parent-style-name="List_20_Paragraph" style:list-style-name="WWNum3"/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оект «<text:span text:style-name="T1">SP</text:span>»</text:p>
      <text:p text:style-name="P1"/>
      <text:p text:style-name="Standard">Необходимо сделать парсер для снятия позиций сайтов в поисковых системах <text:span text:style-name="T1">GOOGLE</text:span> и Яндекс. Парсер должен снимать позиции сайтов по следующим параметрам:</text:p>
      <text:list xml:id="list6952130631514895999" text:style-name="WWNum2">
        <text:list-item>
          <text:p text:style-name="P3">Глубина просмотра ТОП50 (для всех поисковых систем – далее «ПС»)</text:p>
        </text:list-item>
        <text:list-item>
          <text:p text:style-name="P3">Возможность добавления домена сайта (который будет искаться в ПС) и перечня запросов которые будут подставляться ботом в ПС</text:p>
        </text:list-item>
        <text:list-item>
          <text:p text:style-name="P3">Периодичность – 2 раза в сутки, первый раз в 4 часа ночи, 2й раз в 14:00, сохраняем результат вечернего чека.</text:p>
        </text:list-item>
        <text:list-item>
          <text:p text:style-name="P3">Возможность настройки региона поиска для КАЖДОЙ поисковой системы, и каждого сайта в отдельности.</text:p>
        </text:list-item>
        <text:list-item>
          <text:p text:style-name="P3">Возможность импорта статистики в эксель</text:p>
        </text:list-item>
        <text:list-item>
          <text:p text:style-name="P3">Создание графиков по росту или падению позиций</text:p>
        </text:list-item>
        <text:list-item>
          <text:p text:style-name="P3">Расчет общего процента вывода сайта в ТОП, по ф-ле: 100% разделить на количество запросов и умножить на количество в ТОП10. </text:p>
        </text:list-item>
        <text:list-item>
          <text:p text:style-name="P3">Возможность выбора досягаемости цели в разрезе ТОП10, ТОП5, ТОП3, ТОП1, по выбору (по простому: когда двигаем все слова ТОП5 - % вывода считается для ТОП5, когда слово зашло в ТОП5 процент увеличивается, если зашло в ТОП10 - % остается прежним; так де для ТОП3, ТОП10 и ТОП1)</text:p>
        </text:list-item>
      </text:list>
      <text:p text:style-name="Standard">Должен быть разработан веб интерфейс, для отображения следующих параметров:</text:p>
      <text:list xml:id="list5610889278588193930" text:style-name="WWNum3">
        <text:list-item>
          <text:p text:style-name="P4">Добавление проекта: Название проекта, домен, дата старта (авто инкремент), выбор необходимого ТОПа (ТОП1, ТОП3, ТОП5, ТОП10), поле для добавления ключевых слов (все слова будут идти в один ТОП).</text:p>
        </text:list-item>
        <text:list-item>
          <text:p text:style-name="P4">Название всех проектов, домен и процент вывода рядышком с доменом, при нажатии на домен или проект открывается полная информация о проекте, при нажатии на процент вывода – открывается в всплывающем окне график изменения % вывода</text:p>
        </text:list-item>
        <text:list-item>
          <text:p text:style-name="P4">При нажатии на домен или название проекта мы попадаем на страницу проекта в котором: сверху график изменения вывода в НУЖНЫЙ ТОП (общий, по всем ключам за 30 дней), <text:s/>Под графиком в таблице<text:bookmark text:name="_GoBack"/> запросы и даты, цвета вывода по ТОПам, красный, розовый, желтый, зеленый и т.п.</text:p>
        </text:list-item>
        <text:list-item>
          <text:p text:style-name="P4">При нажатии на ключевое слово в проекте – открывается всплывающее окно, с графиком изменения позиций за последние 30 дней. </text:p>
        </text:list-item>
        <text:list-item>
          <text:p text:style-name="P4">Внутри проекта просмотр таблиц по месяцам</text:p>
        </text:list-item>
        <text:list-item>
          <text:p text:style-name="P4">Возможность остановить слова, которые не буду больше продвигаться, они не должны будут после даты отключения учитываться в статистике, ключевые слова должны переноситься под условную черту в самый низ проекта с возможностью их в дальнейшем восстановить (после отключения слова, позиции по отключенному слову снимать не надо).</text:p>
        </text:list-item>
        <text:list-item>
          <text:p text:style-name="P4">Возможность выгружать статистику за любой отрезок времени, выгрузка в эксель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ejaVu Sans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Брыков Виктор</meta:initial-creator>
    <meta:editing-cycles>2</meta:editing-cycles>
    <meta:creation-date>2013-09-25T07:59:00</meta:creation-date>
    <dc:date>2013-10-04T22:27:19.757377170</dc:date>
    <meta:editing-duration>PT47S</meta:editing-duration>
    <meta:generator>LibreOffice/4.1.1.2$Linux_X86_64 LibreOffice_project/410m0$Build-2</meta:generator>
    <meta:document-statistic meta:table-count="0" meta:image-count="0" meta:object-count="0" meta:page-count="1" meta:paragraph-count="18" meta:word-count="371" meta:character-count="2400" meta:non-whitespace-character-count="205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